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c61" officeooo:paragraph-rsid="00038c61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03ba30" officeooo:paragraph-rsid="0003ba30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03ba30" officeooo:paragraph-rsid="0003ba30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officeooo:rsid="00044d99" officeooo:paragraph-rsid="00044d99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officeooo:rsid="0004bc20" officeooo:paragraph-rsid="0004bc20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ba30" officeooo:paragraph-rsid="0003ba30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officeooo:rsid="0003ba30" officeooo:paragraph-rsid="0003ba30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officeooo:rsid="0003ba30" officeooo:paragraph-rsid="0003ba30" style:font-size-asian="13pt" style:font-style-asian="normal" style:font-size-complex="13pt" style:font-style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3ba30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officeooo:rsid="0003ba30" officeooo:paragraph-rsid="0003ba30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044d99" officeooo:paragraph-rsid="00044d99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officeooo:rsid="0004bc20" officeooo:paragraph-rsid="0004bc20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2pt" officeooo:paragraph-rsid="0003ba3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7f11a" officeooo:paragraph-rsid="0007f11a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officeooo:rsid="0003ba30" officeooo:paragraph-rsid="0003ba30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text-align="start" style:justify-single-word="false" fo:break-before="page"/>
      <style:text-properties fo:font-size="14pt" fo:font-style="italic" style:text-underline-style="solid" style:text-underline-width="auto" style:text-underline-color="font-color" officeooo:rsid="0003ba30" officeooo:paragraph-rsid="0003ba30" style:font-size-asian="14pt" style:font-style-asian="italic" style:font-size-complex="14pt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03ba30" style:font-style-asian="normal" style:font-style-complex="normal"/>
    </style:style>
    <style:style style:name="T5" style:family="text">
      <style:text-properties officeooo:rsid="0006e9f0"/>
    </style:style>
    <style:style style:name="T6" style:family="text">
      <style:text-properties fo:font-size="14pt" fo:font-style="italic" style:text-underline-style="none" officeooo:rsid="0003ba30" style:font-size-asian="14pt" style:font-style-asian="italic" style:font-size-complex="14pt" style:font-style-complex="italic"/>
    </style:style>
    <style:style style:name="T7" style:family="text">
      <style:text-properties fo:font-size="14pt" fo:font-style="italic" style:text-underline-style="solid" style:text-underline-width="auto" style:text-underline-color="font-color" officeooo:rsid="0003ba30" style:font-size-asian="14pt" style:font-style-asian="italic" style:font-size-complex="14pt" style:font-style-complex="italic"/>
    </style:style>
    <style:style style:name="T8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9" style:family="text">
      <style:text-properties fo:font-size="14pt" fo:font-style="normal" style:text-underline-style="none" officeooo:rsid="0003ba30" style:font-size-asian="14pt" style:font-style-asian="normal" style:font-size-complex="14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cenarii</text:p>
      <text:p text:style-name="P1"/>
      <text:p text:style-name="P9"><text:span text:style-name="T6"><text:tab/><text:tab/></text:span><text:span text:style-name="T7">Sommaire</text:span><text:span text:style-name="T9"> :</text:span></text:p>
      <text:p text:style-name="P13"><text:span text:style-name="T4"/></text:p>
      <text:p text:style-name="P13"><text:span text:style-name="T4"/></text:p>
      <text:p text:style-name="P14"><text:span text:style-name="T4">I. </text:span><text:span text:style-name="T3">Début de partie<text:tab/><text:tab/><text:tab/><text:tab/><text:tab/><text:tab/><text:tab/><text:tab/><text:tab/><text:tab/><text:tab/>1</text:span></text:p>
      <text:p text:style-name="P14"><text:span text:style-name="T4"/></text:p>
      <text:p text:style-name="P14"><text:span text:style-name="T4">I</text:span><text:span text:style-name="T3">I. Fin de partie<text:tab/><text:tab/><text:tab/><text:tab/><text:tab/><text:tab/><text:tab/><text:tab/><text:tab/><text:tab/><text:tab/>1</text:span></text:p>
      <text:p text:style-name="P14"><text:span text:style-name="T3"/></text:p>
      <text:p text:style-name="P14"><text:span text:style-name="T3">III. Début de niveau<text:tab/><text:tab/><text:tab/><text:tab/><text:tab/><text:tab/><text:tab/><text:tab/><text:tab/><text:tab/><text:tab/>1</text:span></text:p>
      <text:p text:style-name="P14"><text:span text:style-name="T3"><text:tab/>A. Niveau 1<text:tab/><text:tab/><text:tab/><text:tab/><text:tab/><text:tab/><text:tab/><text:tab/><text:tab/><text:tab/><text:tab/>1</text:span></text:p>
      <text:p text:style-name="P14"><text:span text:style-name="T3"><text:tab/>B. Niveau 2<text:tab/><text:tab/><text:tab/><text:tab/><text:tab/><text:tab/><text:tab/><text:tab/><text:tab/><text:tab/><text:tab/>1</text:span></text:p>
      <text:p text:style-name="P14"><text:span text:style-name="T3"/></text:p>
      <text:p text:style-name="P14"><text:span text:style-name="T3">IV. Fin de niveau<text:tab/><text:tab/><text:tab/><text:tab/><text:tab/><text:tab/><text:tab/><text:tab/><text:tab/><text:tab/><text:tab/>1</text:span></text:p>
      <text:p text:style-name="P14"><text:span text:style-name="T3"><text:tab/>A. Niveau 1<text:tab/><text:tab/><text:tab/><text:tab/><text:tab/><text:tab/><text:tab/><text:tab/><text:tab/><text:tab/><text:tab/>1</text:span></text:p>
      <text:p text:style-name="P14"><text:span text:style-name="T3"><text:tab/>B. Niveau 2<text:tab/><text:tab/><text:tab/><text:tab/><text:tab/><text:tab/><text:tab/><text:tab/><text:tab/><text:tab/><text:tab/>1</text:span></text:p>
      <text:p text:style-name="P14"><text:span text:style-name="T3"/></text:p>
      <text:p text:style-name="P14"><text:span text:style-name="T3">V. Définition des obstacles<text:tab/><text:tab/><text:tab/><text:tab/><text:tab/><text:tab/><text:tab/><text:tab/><text:tab/><text:tab/>1</text:span></text:p>
      <text:p text:style-name="P14"><text:span text:style-name="T3"><text:tab/>A. Niveau 1<text:tab/><text:tab/><text:tab/><text:tab/><text:tab/><text:tab/><text:tab/><text:tab/><text:tab/><text:tab/><text:tab/>1</text:span></text:p>
      <text:p text:style-name="P14"><text:span text:style-name="T3"><text:tab/>B. Niveau 2<text:tab/><text:tab/><text:tab/><text:tab/><text:tab/><text:tab/><text:tab/><text:tab/><text:tab/><text:tab/><text:tab/>1</text:span></text:p>
      <text:p text:style-name="P13"/>
      <text:p text:style-name="P15"><text:span text:style-name="T3"/></text:p>
      <text:p text:style-name="P16"><text:span text:style-name="T3"><text:tab/><text:tab/>I. </text:span>Début de partie</text:p>
      <text:p text:style-name="P2"/>
      <text:p text:style-name="P4">La partie débute dans le hall d'entrée de l'entreprise. Le personnage doit passer la sécurité pour rejoindre son bureau et effectuer sa journée de travail.</text:p>
      <text:p text:style-name="P2"/>
      <text:p text:style-name="P2"/>
      <text:p text:style-name="P7"><text:span text:style-name="T3"><text:tab/><text:tab/>II. </text:span>Fin de partie</text:p>
      <text:p text:style-name="P2"/>
      <text:p text:style-name="P4">La partie se termine si :</text:p>
      <text:p text:style-name="P4">- <text:s text:c="3"/>Le personnage s'est pris un obstacle et est mort. =&gt; Game Over.</text:p>
      <text:p text:style-name="P4">- <text:s text:c="3"/>Le personnage a complété tous les niveaux. =&gt; Congratulations.</text:p>
      <text:p text:style-name="P2"/>
      <text:p text:style-name="P2"/>
      <text:p text:style-name="P7"><text:span text:style-name="T3"><text:tab/><text:tab/>III. </text:span>Début de niveau</text:p>
      <text:p text:style-name="P2"/>
      <text:p text:style-name="P8"><text:span text:style-name="T1"><text:tab/>A. </text:span>Niveau 1</text:p>
      <text:p text:style-name="P3"/>
      <text:p text:style-name="P4">Dans le hall d'entrée, juste après avoir passé la porte de l'entreprise.</text:p>
      <text:p text:style-name="P3"/>
      <text:p text:style-name="P8"><text:span text:style-name="T1"><text:tab/>B. </text:span>Niveau 2</text:p>
      <text:p text:style-name="P10"/>
      <text:p text:style-name="P11">A l'entrée de l'open space.</text:p>
      <text:p text:style-name="P2"/>
      <text:p text:style-name="P2"/>
      <text:p text:style-name="P7"><text:span text:style-name="T3"><text:tab/><text:tab/>IV. </text:span>Fin de niveau</text:p>
      <text:p text:style-name="P2"/>
      <text:p text:style-name="P8"><text:span text:style-name="T1"><text:tab/>A. </text:span>Niveau 1</text:p>
      <text:p text:style-name="P3"/>
      <text:p text:style-name="P4">Lorsque le joueur arrive devant la porte de son open space.</text:p>
      <text:p text:style-name="P3"/>
      <text:p text:style-name="P8"><text:span text:style-name="T1"><text:tab/>B. </text:span>Niveau 2</text:p>
      <text:p text:style-name="P2"/>
      <text:p text:style-name="P4">Lorsque le joueur sort de l'open space pour aller en réunion dans le bureau de son chef de service.</text:p>
      <text:p text:style-name="P2"/>
      <text:p text:style-name="P2"/>
      <text:p text:style-name="P7"><text:span text:style-name="T3"><text:tab/><text:tab/>V. </text:span>Définition des obstacles</text:p>
      <text:p text:style-name="P2"/>
      <text:p text:style-name="P8"><text:span text:style-name="T1"><text:tab/>A. </text:span>Niveau 1</text:p>
      <text:p text:style-name="P3"/>
      <text:p text:style-name="P5">Dans le hall d'entrée, on trouve :</text:p>
      <text:p text:style-name="P5">- <text:s text:c="3"/>l'accueil dans lequel le personnel lance régulièrement ses stylos.</text:p>
      <text:p text:style-name="P5">- <text:s text:c="3"/>des plantes qui mangent le personnage s'il s'approche trop près d'elles.</text:p>
      <text:p text:style-name="P5">- <text:s text:c="3"/>un portique de sécurité qui s'ouvre une fois sur deux sur le héros.</text:p>
      <text:p text:style-name="P5">- <text:s text:c="3"/>quelques carreaux de carrelage mal fixés sous lesquels se trouve le vide.</text:p>
      <text:p text:style-name="P5">- <text:s text:c="3"/><text:span text:style-name="T5">dans l'escalier certaines planches sont cassantes.</text:span></text:p>
      <text:p text:style-name="P3"/>
      <text:p text:style-name="P8"><text:span text:style-name="T2"><text:tab/>B. </text:span>Niveau 2</text:p>
      <text:p text:style-name="P10"/>
      <text:p text:style-name="P12">Dans l'open space, il y a :</text:p>
      <text:p text:style-name="P12">- <text:s text:c="3"/>des bureaux (qui prennent juste de la place).</text:p>
      <text:p text:style-name="P12">- <text:s text:c="3"/>des poubelles dans lesquelles des boulettes de papier arrivent régulièrement.</text:p>
      <text:p text:style-name="P12"><text:soft-page-break/>- <text:s text:c="3"/>des caissons qui bougent tous seuls.</text:p>
      <text:p text:style-name="P12">- <text:s text:c="3"/>des multi-prises défaillantes.</text:p>
      <text:p text:style-name="P12">- <text:s text:c="3"/>une machine à café brûante.</text:p>
      <text:p text:style-name="P12">- <text:s text:c="3"/>des chaises de bureau viol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25S</meta:editing-duration>
    <meta:editing-cycles>9</meta:editing-cycles>
    <meta:generator>LibreOffice/5.1.6.2$Windows_x86 LibreOffice_project/07ac168c60a517dba0f0d7bc7540f5afa45f0909</meta:generator>
    <dc:date>2018-03-07T09:55:36.418000000</dc:date>
    <meta:document-statistic meta:table-count="0" meta:image-count="0" meta:object-count="0" meta:page-count="3" meta:paragraph-count="45" meta:word-count="304" meta:character-count="1766" meta:non-whitespace-character-count="1335"/>
    <meta:user-defined meta:name="Info 1"/>
    <meta:user-defined meta:name="Info 2"/>
    <meta:user-defined meta:name="Info 3"/>
    <meta:user-defined meta:name="Info 4"/>
  </office:meta>
</office:document-meta>
</file>